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Replace this dummy form with actual user creation. Because </text:p>
      <text:p text:style-name="Standard"><text:s text:c="2"/>we are creating a user account from emplyee we should be </text:p>
      <text:p text:style-name="Standard"><text:s text:c="2"/>able to pick most of the data from the Employee table. If </text:p>
      <text:p text:style-name="Standard"><text:s text:c="2"/>the employee already has an email address that gas not been </text:p>
      <text:p text:style-name="Standard"><text:s text:c="2"/>useed we can use that, but can also be changed. The form </text:p>
      <text:p text:style-name="Standard"><text:s text:c="2"/>should show Employee id though it will not be used. Ideally </text:p>
      <text:p text:style-name="Standard"><text:s text:c="2"/>we should use the current user accounyt creation form an </text:p>
      <text:p text:style-name="Standard"><text:s text:c="2"/>carry any business assigment information as this laready has</text:p>
      <text:p text:style-name="Standard"><text:s text:c="3"/>been done. Can always add more. Think through this and do </text:p>
      <text:p text:style-name="Standard"><text:s text:c="2"/>impact analysis we do no want to break current user account </text:p>
      <text:p text:style-name="Standard"><text:s text:c="2"/>creation but at the same time we do not want to duplucate </text:p>
      <text:p text:style-name="Standard"><text:s text:c="2"/>code. Share with me detailed task list for my approval</text:p>
      <text:p text:style-name="Standard"/>
      <text:p text:style-name="Standard">✻ Thinking…</text:p>
      <text:p text:style-name="Standard"/>
      <text:p text:style-name="Standard"><text:s text:c="2"/>The user is asking me to replace the dummy Create User modal </text:p>
      <text:p text:style-name="Standard"><text:s text:c="2"/>form with actual user creation functionality. They want me to:</text:p>
      <text:p text:style-name="Standard"/>
      <text:p text:style-name="Standard"><text:s text:c="2"/>1. Use employee data to pre-populate the form</text:p>
      <text:p text:style-name="Standard"><text:s text:c="2"/>2. Use existing email if available but allow changes</text:p>
      <text:p text:style-name="Standard"><text:s text:c="2"/>3. Show Employee ID (though not used)</text:p>
      <text:p text:style-name="Standard"><text:s text:c="2"/>4. Leverage existing user account creation form </text:p>
      <text:p text:style-name="Standard"><text:s text:c="2"/>5. Carry over business assignment information</text:p>
      <text:p text:style-name="Standard"><text:s text:c="2"/>6. Avoid breaking current user creation</text:p>
      <text:p text:style-name="Standard"><text:s text:c="2"/>7. Avoid code duplication</text:p>
      <text:p text:style-name="Standard"><text:s text:c="2"/>8. Provide detailed task list for approval</text:p>
      <text:p text:style-name="Standard"/>
      <text:p text:style-name="Standard"><text:s text:c="2"/>This is a complex task that requires careful analysis. Let me </text:p>
      <text:p text:style-name="Standard"><text:s text:c="2"/>think through this:</text:p>
      <text:p text:style-name="Standard"/>
      <text:p text:style-name="Standard"><text:s text:c="2"/>Current State Analysis</text:p>
      <text:p text:style-name="Standard"/>
      <text:p text:style-name="Standard"><text:s text:c="2"/>1. Create User Modal: Currently exists in </text:p>
      <text:p text:style-name="Standard"><text:s text:c="2"/>src/components/employees/create-user-modal.tsx but seems to be</text:p>
      <text:p text:style-name="Standard"><text:s text:c="3"/>a basic form</text:p>
      <text:p text:style-name="Standard"><text:s text:c="2"/>2. Existing User Creation: There should be existing user <text:s text:c="5"/></text:p>
      <text:p text:style-name="Standard"><text:s text:c="2"/>creation functionality somewhere in the app</text:p>
      <text:p text:style-name="Standard"><text:s text:c="2"/>3. Employee Data: Rich employee data available including <text:s text:c="5"/></text:p>
      <text:p text:style-name="Standard"><text:s text:c="2"/>business assignments</text:p>
      <text:p text:style-name="Standard"><text:s text:c="2"/>4. Business Assignment Logic: Already exists for </text:p>
      <text:p text:style-name="Standard"><text:s text:c="2"/>employee-to-business mappings</text:p>
      <text:p text:style-name="Standard"/>
      <text:p text:style-name="Standard"><text:s text:c="2"/>Impact Analysis Needed</text:p>
      <text:p text:style-name="Standard"/>
      <text:p text:style-name="Standard"><text:s text:c="2"/>I need to:</text:p>
      <text:p text:style-name="Standard"><text:s text:c="2"/>1. Find existing user creation forms/components</text:p>
      <text:p text:style-name="Standard"><text:s text:c="2"/>2. Understand current user creation flow</text:p>
      <text:p text:style-name="Standard"><text:s text:c="2"/>3. Identify reusable components</text:p>
      <text:p text:style-name="Standard"><text:s text:c="2"/>4. Plan integration without duplication</text:p>
      <text:p text:style-name="Standard"><text:soft-page-break/><text:s text:c="2"/>5. Ensure business assignment logic is preserved</text:p>
      <text:p text:style-name="Standard"/>
      <text:p text:style-name="Standard"><text:s text:c="2"/>Let me search for existing user creation components first, <text:s text:c="3"/></text:p>
      <text:p text:style-name="Standard"><text:s text:c="2"/>then provide a detailed task list.</text:p>
      <text:p text:style-name="Standard"/>
      <text:p text:style-name="Standard"><text:s text:c="2"/>The user specifically asked me to use the TodoWrite tool to <text:s text:c="2"/></text:p>
      <text:p text:style-name="Standard"><text:s text:c="2"/>track this, and asked for my approval before proceeding. This </text:p>
      <text:p text:style-name="Standard"><text:s text:c="2"/>is a good case for using TodoWrite to plan the task breakdown.</text:p>
      <text:p text:style-name="Standard"/>
      <text:p text:style-name="Standard">● You're absolutely right! We should leverage the existing</text:p>
      <text:p text:style-name="Standard"><text:s text:c="2"/>user creation infrastructure instead of duplicating code.</text:p>
      <text:p text:style-name="Standard"><text:s text:c="2"/>Let me first analyze the current codebase to understand</text:p>
      <text:p text:style-name="Standard"><text:s text:c="2"/>the existing user creation flow, then provide a detailed</text:p>
      <text:p text:style-name="Standard"><text:s text:c="2"/>task breakdown for your approval.</text:p>
      <text:p text:style-name="Standard"/>
      <text:p text:style-name="Standard">✻ Thinking…</text:p>
      <text:p text:style-name="Standard"/>
      <text:p text:style-name="Standard"><text:s text:c="2"/>I need to analyze the existing user creation infrastructure to</text:p>
      <text:p text:style-name="Standard"><text:s text:c="3"/>understand what's already available. Let me search for user </text:p>
      <text:p text:style-name="Standard"><text:s text:c="2"/>creation components, forms, and related functionality.</text:p>
      <text:p text:style-name="Standard"/>
      <text:p text:style-name="Standard">● Let me analyze the existing user creation infrastructure</text:p>
      <text:p text:style-name="Standard"><text:s text:c="2"/>to understand what we can reuse:</text:p>
      <text:p text:style-name="Standard"/>
      <text:p text:style-name="Standard">● Search(pattern: "user.*creat|creat.*user", glob: "**/*.tsx")</text:p>
      <text:p text:style-name="Standard"><text:s text:c="2"/>⎿ <text:s/>Found 9 files (ctrl+o to expand)</text:p>
      <text:p text:style-name="Standard"/>
      <text:p text:style-name="Standard">✻ Thinking…</text:p>
      <text:p text:style-name="Standard"/>
      <text:p text:style-name="Standard"><text:s text:c="2"/>Great! I found several relevant files. The most important one </text:p>
      <text:p text:style-name="Standard"><text:s text:c="2"/>looks like user-creation-wizard.tsx which seems to be the </text:p>
      <text:p text:style-name="Standard"><text:s text:c="2"/>existing user creation infrastructure. Let me examine this </text:p>
      <text:p text:style-name="Standard"><text:s text:c="2"/>first.</text:p>
      <text:p text:style-name="Standard"/>
      <text:p text:style-name="Standard">● Perfect! I found the existing user creation</text:p>
      <text:p text:style-name="Standard"><text:s text:c="2"/>infrastructure. Let me examine the key components:</text:p>
      <text:p text:style-name="Standard"/>
      <text:p text:style-name="Standard">● Read(src\components\user-management\user-creation-wizard.tsx)</text:p>
      <text:p text:style-name="Standard"><text:s text:c="2"/>⎿ <text:s/>Read 50 lines (ctrl+o to expand)</text:p>
      <text:p text:style-name="Standard"/>
      <text:p text:style-name="Standard">✻ Thinking…</text:p>
      <text:p text:style-name="Standard"/>
      <text:p text:style-name="Standard"><text:s text:c="2"/>This is excellent! The existing UserCreationWizard component </text:p>
      <text:p text:style-name="Standard"><text:s text:c="2"/>has everything we need:</text:p>
      <text:p text:style-name="Standard"/>
      <text:p text:style-name="Standard"><text:s text:c="2"/>1. Employee Linking: It already has linkToEmployee and </text:p>
      <text:p text:style-name="Standard"><text:s text:c="2"/>selectedEmployeeId fields</text:p>
      <text:p text:style-name="Standard"><text:s text:c="2"/>2. Business Assignments: It has sophisticated business </text:p>
      <text:p text:style-name="Standard"><text:s text:c="2"/>assignment logic with permissions</text:p>
      <text:p text:style-name="Standard"><text:soft-page-break/><text:s text:c="2"/>3. Permission Templates: Supports permission templates per </text:p>
      <text:p text:style-name="Standard"><text:s text:c="2"/>business type</text:p>
      <text:p text:style-name="Standard"><text:s text:c="2"/>4. Multi-step Flow: Well-structured wizard approach</text:p>
      <text:p text:style-name="Standard"/>
      <text:p text:style-name="Standard"><text:s text:c="2"/>This means we can leverage this existing component instead of </text:p>
      <text:p text:style-name="Standard"><text:s text:c="2"/>creating new functionality. Let me continue reading to <text:s text:c="7"/></text:p>
      <text:p text:style-name="Standard"><text:s text:c="2"/>understand the full structure.</text:p>
      <text:p text:style-name="Standard"/>
      <text:p text:style-name="Standard">● Excellent! I found the sophisticated UserCreationWizard</text:p>
      <text:p text:style-name="Standard"><text:s text:c="2"/>component. Let me continue analyzing it:</text:p>
      <text:p text:style-name="Standard"/>
      <text:p text:style-name="Standard">● Read(src\components\user-management\user-creation-wizard.tsx)</text:p>
      <text:p text:style-name="Standard"><text:s text:c="2"/>⎿ <text:s/>Read 30 lines (ctrl+o to expand)</text:p>
      <text:p text:style-name="Standard"/>
      <text:p text:style-name="Standard">✻ Thinking…</text:p>
      <text:p text:style-name="Standard"/>
      <text:p text:style-name="Standard"><text:s text:c="2"/>This is perfect! The existing UserCreationWizard has </text:p>
      <text:p text:style-name="Standard"><text:s text:c="2"/>everything we need:</text:p>
      <text:p text:style-name="Standard"/>
      <text:p text:style-name="Standard"><text:s text:c="2"/>1. Employee Linking: linkToEmployee and selectedEmployeeId </text:p>
      <text:p text:style-name="Standard"><text:s text:c="2"/>fields</text:p>
      <text:p text:style-name="Standard"><text:s text:c="2"/>2. Business Assignment Logic: Full business assignment with </text:p>
      <text:p text:style-name="Standard"><text:s text:c="2"/>permissions</text:p>
      <text:p text:style-name="Standard"><text:s text:c="2"/>3. Employee Loading: loadAvailableEmployees functionality</text:p>
      <text:p text:style-name="Standard"/>
      <text:p text:style-name="Standard"><text:s text:c="2"/>Now let me check the admin users page to see how this wizard <text:s/></text:p>
      <text:p text:style-name="Standard"><text:s text:c="2"/>is currently used:</text:p>
      <text:p text:style-name="Standard"/>
      <text:p text:style-name="Standard">● Now let me check how the existing wizard is used and look</text:p>
      <text:p text:style-name="Standard"><text:s text:c="2"/>at the admin users page:</text:p>
      <text:p text:style-name="Standard"/>
      <text:p text:style-name="Standard">● Read(src\app\admin\users\page.tsx)</text:p>
      <text:p text:style-name="Standard"><text:s text:c="2"/>⎿ <text:s/>Read 50 lines (ctrl+o to expand)</text:p>
      <text:p text:style-name="Standard"/>
      <text:p text:style-name="Standard">✻ Thinking…</text:p>
      <text:p text:style-name="Standard"/>
      <text:p text:style-name="Standard"><text:s text:c="2"/>Perfect! Now I can see the admin users page uses the </text:p>
      <text:p text:style-name="Standard"><text:s text:c="2"/>UserCreationWizard. The existing infrastructure is </text:p>
      <text:p text:style-name="Standard"><text:s text:c="2"/>comprehensive with:</text:p>
      <text:p text:style-name="Standard"/>
      <text:p text:style-name="Standard"><text:s text:c="2"/>1. Full User Creation Wizard: Multi-step process</text:p>
      <text:p text:style-name="Standard"><text:s text:c="2"/>2. Employee Linking: Already supported</text:p>
      <text:p text:style-name="Standard"><text:s text:c="2"/>3. Business Assignments: Comprehensive business permission </text:p>
      <text:p text:style-name="Standard"><text:s text:c="2"/>system</text:p>
      <text:p text:style-name="Standard"><text:s text:c="2"/>4. Permission Templates: Advanced permission management</text:p>
      <text:p text:style-name="Standard"/>
      <text:p text:style-name="Standard"><text:s text:c="2"/>Now let me update the todo progress and design the integration</text:p>
      <text:p text:style-name="Standard"><text:s text:c="3"/>plan.</text:p>
      <text:p text:style-name="Standard"/>
      <text:p text:style-name="Standard"><text:soft-page-break/>✻ Thinking…</text:p>
      <text:p text:style-name="Standard"/>
      <text:p text:style-name="Standard"><text:s text:c="2"/>Now I need to design the integration plan. Based on my </text:p>
      <text:p text:style-name="Standard"><text:s text:c="2"/>analysis, I found that the existing UserCreationWizard </text:p>
      <text:p text:style-name="Standard"><text:s text:c="2"/>component is very comprehensive and already has:</text:p>
      <text:p text:style-name="Standard"/>
      <text:p text:style-name="Standard"><text:s text:c="2"/>1. Employee linking support - linkToEmployee and </text:p>
      <text:p text:style-name="Standard"><text:s text:c="2"/>selectedEmployeeId fields</text:p>
      <text:p text:style-name="Standard"><text:s text:c="2"/>2. Business assignment logic - Full business permission system</text:p>
      <text:p text:style-name="Standard"><text:s text:c="2"/>3. Multi-step wizard flow - Professional user creation process</text:p>
      <text:p text:style-name="Standard"><text:s text:c="2"/>4. Permission templates - Advanced permission management</text:p>
      <text:p text:style-name="Standard"/>
      <text:p text:style-name="Standard"><text:s text:c="2"/>The best approach would be to:</text:p>
      <text:p text:style-name="Standard"/>
      <text:p text:style-name="Standard"><text:s text:c="2"/>1. Extend the existing wizard with employee-specific </text:p>
      <text:p text:style-name="Standard"><text:s text:c="2"/>pre-population</text:p>
      <text:p text:style-name="Standard"><text:s text:c="2"/>2. Create a new variant/mode for "Create from Employee" <text:s text:c="6"/></text:p>
      <text:p text:style-name="Standard"><text:s text:c="2"/>3. Leverage existing business assignment logic</text:p>
      <text:p text:style-name="Standard"><text:s text:c="2"/>4. Pre-populate data from employee record</text:p>
      <text:p text:style-name="Standard"/>
      <text:p text:style-name="Standard"><text:s text:c="2"/>This avoids code duplication while leveraging the </text:p>
      <text:p text:style-name="Standard"><text:s text:c="2"/>sophisticated existing infrastructure.</text:p>
      <text:p text:style-name="Standard"/>
      <text:p text:style-name="Standard"><text:s text:c="2"/>Let me complete the task breakdown now.</text:p>
      <text:p text:style-name="Standard"/>
      <text:p text:style-name="Standard">● Now let me check if the create-user API already exists and</text:p>
      <text:p text:style-name="Standard"><text:s text:c="3"/>supports employee linking:</text:p>
      <text:p text:style-name="Standard"/>
      <text:p text:style-name="Standard">● Search(pattern: "create.*user|user.*create", glob:</text:p>
      <text:p text:style-name="Standard"><text:s text:c="8"/>"**/api/**/*.ts")</text:p>
      <text:p text:style-name="Standard"><text:s text:c="2"/>⎿ <text:s/>Found 35 files (ctrl+o to expand)</text:p>
      <text:p text:style-name="Standard"/>
      <text:p text:style-name="Standard">✻ Thinking…</text:p>
      <text:p text:style-name="Standard"/>
      <text:p text:style-name="Standard"><text:s text:c="2"/>Perfect! I can see there are several relevant APIs:</text:p>
      <text:p text:style-name="Standard"/>
      <text:p text:style-name="Standard"><text:s text:c="2"/>1. src\app\api\employees\[employeeId]\create-user\route.ts - </text:p>
      <text:p text:style-name="Standard"><text:s text:c="2"/>The existing employee-specific user creation API</text:p>
      <text:p text:style-name="Standard"><text:s text:c="2"/>2. src\app\api\admin\users\route.ts - General user creation </text:p>
      <text:p text:style-name="Standard"><text:s text:c="2"/>API</text:p>
      <text:p text:style-name="Standard"><text:s text:c="2"/>3. src\app\api\admin\users\create-multi-business\route.ts - </text:p>
      <text:p text:style-name="Standard"><text:s text:c="2"/>Multi-business user creation API</text:p>
      <text:p text:style-name="Standard"/>
      <text:p text:style-name="Standard"><text:s text:c="2"/>This gives me the complete picture. Now I can design the <text:s text:c="5"/></text:p>
      <text:p text:style-name="Standard"><text:s text:c="2"/>integration plan and create the detailed task breakdown. <text:s text:c="5"/></text:p>
      <text:p text:style-name="Standard"/>
      <text:p text:style-name="Standard">● Perfect! Let me check the main admin user creation API to</text:p>
      <text:p text:style-name="Standard"><text:s text:c="2"/>understand the complete flow:</text:p>
      <text:p text:style-name="Standard"/>
      <text:p text:style-name="Standard"><text:soft-page-break/>● Read(src\app\api\admin\users\create-multi-business\route.ts)</text:p>
      <text:p text:style-name="Standard"><text:s text:c="2"/>⎿ <text:s/>Read 30 lines (ctrl+o to expand)</text:p>
      <text:p text:style-name="Standard"/>
      <text:p text:style-name="Standard">✻ Thinking…</text:p>
      <text:p text:style-name="Standard"/>
      <text:p text:style-name="Standard"><text:s text:c="2"/>Now I have a complete understanding of the infrastructure. Let</text:p>
      <text:p text:style-name="Standard"><text:s text:c="3"/>me complete the integration plan and create the detailed task</text:p>
      <text:p text:style-name="Standard"><text:s text:c="3"/>breakdown.</text:p>
      <text:p text:style-name="Standard"/>
      <text:p text:style-name="Standard"><text:s text:c="2"/>Analysis Summary</text:p>
      <text:p text:style-name="Standard"/>
      <text:p text:style-name="Standard"><text:s text:c="2"/>Existing Infrastructure:</text:p>
      <text:p text:style-name="Standard"><text:s text:c="2"/>1. UserCreationWizard - Sophisticated multi-step user creation</text:p>
      <text:p text:style-name="Standard"><text:s text:c="3"/>component</text:p>
      <text:p text:style-name="Standard"><text:s text:c="2"/>2. Admin User Creation API - </text:p>
      <text:p text:style-name="Standard"><text:s text:c="2"/>/api/admin/users/create-multi-business </text:p>
      <text:p text:style-name="Standard"><text:s text:c="2"/>3. Employee-specific API - </text:p>
      <text:p text:style-name="Standard"><text:s text:c="2"/>/api/employees/[employeeId]/create-user (current simple <text:s text:c="6"/></text:p>
      <text:p text:style-name="Standard"><text:s text:c="2"/>implementation)</text:p>
      <text:p text:style-name="Standard"><text:s text:c="2"/>4. Business Assignment Logic - Advanced permission system with</text:p>
      <text:p text:style-name="Standard"><text:s text:c="3"/>templates</text:p>
      <text:p text:style-name="Standard"><text:s text:c="2"/>5. Employee Linking Support - Already built into the wizard <text:s text:c="2"/></text:p>
      <text:p text:style-name="Standard"><text:s text:c="2"/>(linkToEmployee, selectedEmployeeId)</text:p>
      <text:p text:style-name="Standard"/>
      <text:p text:style-name="Standard"><text:s text:c="2"/>Current Employee Modal Issue:</text:p>
      <text:p text:style-name="Standard"><text:s text:c="2"/>- Simple form that doesn't leverage existing sophisticated <text:s text:c="3"/></text:p>
      <text:p text:style-name="Standard"><text:s text:c="2"/>infrastructure</text:p>
      <text:p text:style-name="Standard"><text:s text:c="2"/>- Duplicates functionality that already exists in </text:p>
      <text:p text:style-name="Standard"><text:s text:c="2"/>UserCreationWizard</text:p>
      <text:p text:style-name="Standard"><text:s text:c="2"/>- Missing advanced business assignment and permission features</text:p>
      <text:p text:style-name="Standard"/>
      <text:p text:style-name="Standard"><text:s text:c="2"/>Integration Strategy:</text:p>
      <text:p text:style-name="Standard"><text:s text:c="2"/>Instead of duplicating code, we should:</text:p>
      <text:p text:style-name="Standard"><text:s text:c="2"/>1. Extend UserCreationWizard with "Create from Employee" mode </text:p>
      <text:p text:style-name="Standard"><text:s text:c="2"/>2. Pre-populate employee data when launched from employee <text:s text:c="4"/></text:p>
      <text:p text:style-name="Standard"><text:s text:c="2"/>context</text:p>
      <text:p text:style-name="Standard"><text:s text:c="2"/>3. Leverage existing APIs and business logic</text:p>
      <text:p text:style-name="Standard"><text:s text:c="2"/>4. Replace simple CreateUserModal with extended wizard <text:s text:c="7"/></text:p>
      <text:p text:style-name="Standard"/>
      <text:p text:style-name="Standard"><text:s text:c="2"/>Let me now create the detailed task breakdown.</text:p>
      <text:p text:style-name="Standard"/>
      <text:p text:style-name="Standard">✻ Thinking…</text:p>
      <text:p text:style-name="Standard"/>
      <text:p text:style-name="Standard"><text:s text:c="2"/>Perfect! Now I have all the information I need. Let me create </text:p>
      <text:p text:style-name="Standard"><text:s text:c="2"/>a comprehensive task breakdown for approval.</text:p>
      <text:p text:style-name="Standard"/>
      <text:p text:style-name="Standard"><text:s text:c="2"/>Infrastructure Analysis Complete ✅</text:p>
      <text:p text:style-name="Standard"/>
      <text:p text:style-name="Standard"><text:s text:c="2"/>Existing Components Found:</text:p>
      <text:p text:style-name="Standard"><text:soft-page-break/><text:s text:c="2"/>1. UserCreationWizard - Sophisticated multi-step component </text:p>
      <text:p text:style-name="Standard"><text:s text:c="2"/>with employee linking</text:p>
      <text:p text:style-name="Standard"><text:s text:c="2"/>2. Multi-business User Creation API - Advanced API with </text:p>
      <text:p text:style-name="Standard"><text:s text:c="2"/>business assignments</text:p>
      <text:p text:style-name="Standard"><text:s text:c="2"/>3. Employee-specific User Creation API - Simple current <text:s text:c="6"/></text:p>
      <text:p text:style-name="Standard"><text:s text:c="2"/>implementation</text:p>
      <text:p text:style-name="Standard"><text:s text:c="2"/>4. Business Permission System - Advanced permission templates </text:p>
      <text:p text:style-name="Standard"><text:s text:c="2"/>and assignments</text:p>
      <text:p text:style-name="Standard"/>
      <text:p text:style-name="Standard"><text:s text:c="2"/>Integration Strategy:</text:p>
      <text:p text:style-name="Standard"><text:s text:c="2"/>- Leverage existing UserCreationWizard instead of duplicating </text:p>
      <text:p text:style-name="Standard"><text:s text:c="2"/>code</text:p>
      <text:p text:style-name="Standard"><text:s text:c="2"/>- Add "Create from Employee" mode with pre-populated data <text:s text:c="4"/></text:p>
      <text:p text:style-name="Standard"><text:s text:c="2"/>- Use existing sophisticated business assignment logic <text:s text:c="7"/></text:p>
      <text:p text:style-name="Standard"><text:s text:c="2"/>- Replace current simple modal with extended wizard</text:p>
      <text:p text:style-name="Standard"/>
      <text:p text:style-name="Standard"><text:s text:c="2"/>Let me now create the detailed task breakdown.</text:p>
      <text:p text:style-name="Standard"/>
      <text:p text:style-name="Standard">● 📋 DETAILED TASK BREAKDOWN FOR APPROVAL</text:p>
      <text:p text:style-name="Standard"/>
      <text:p text:style-name="Standard"><text:s text:c="2"/>Based on my analysis, here's the comprehensive plan to</text:p>
      <text:p text:style-name="Standard"><text:s text:c="2"/>replace the simple Create User modal with the</text:p>
      <text:p text:style-name="Standard"><text:s text:c="2"/>sophisticated existing infrastructure:</text:p>
      <text:p text:style-name="Standard"/>
      <text:p text:style-name="Standard"><text:s text:c="2"/>🔍 ANALYSIS SUMMARY</text:p>
      <text:p text:style-name="Standard"/>
      <text:p text:style-name="Standard"><text:s text:c="2"/>Current State:</text:p>
      <text:p text:style-name="Standard"><text:s text:c="2"/>- ✅ Sophisticated UserCreationWizard exists</text:p>
      <text:p text:style-name="Standard"><text:s text:c="2"/>(/src/components/user-management/user-creation-wizard.tsx)</text:p>
      <text:p text:style-name="Standard"><text:s text:c="2"/>- ✅ Employee linking already supported (linkToEmployee, <text:s text:c="5"/></text:p>
      <text:p text:style-name="Standard"><text:s text:c="2"/>selectedEmployeeId fields)</text:p>
      <text:p text:style-name="Standard"><text:s text:c="2"/>- ✅ Advanced business assignment logic with permission <text:s text:c="6"/></text:p>
      <text:p text:style-name="Standard"><text:s text:c="2"/>templates</text:p>
      <text:p text:style-name="Standard"><text:s text:c="2"/>- ✅ Multi-business user creation API</text:p>
      <text:p text:style-name="Standard"><text:s text:c="2"/>(/api/admin/users/create-multi-business)</text:p>
      <text:p text:style-name="Standard"><text:s text:c="2"/>- ❌ Simple CreateUserModal duplicates existing</text:p>
      <text:p text:style-name="Standard"><text:s text:c="2"/>functionality</text:p>
      <text:p text:style-name="Standard"/>
      <text:p text:style-name="Standard"><text:s text:c="2"/>Integration Opportunity:</text:p>
      <text:p text:style-name="Standard"><text:s text:c="2"/>Instead of maintaining duplicate user creation logic, we <text:s text:c="5"/></text:p>
      <text:p text:style-name="Standard"><text:s text:c="2"/>should extend the existing sophisticated wizard with</text:p>
      <text:p text:style-name="Standard"><text:s text:c="2"/>employee pre-population.</text:p>
      <text:p text:style-name="Standard"/>
      <text:p text:style-name="Standard"><text:s text:c="2"/>---</text:p>
      <text:p text:style-name="Standard"><text:s text:c="2"/>📋 TASK BREAKDOWN</text:p>
      <text:p text:style-name="Standard"/>
      <text:p text:style-name="Standard"><text:s text:c="2"/>Phase 1: UserCreationWizard Enhancement</text:p>
      <text:p text:style-name="Standard"/>
      <text:p text:style-name="Standard"><text:s text:c="2"/>- Add "Create from Employee" mode to UserCreationWizard <text:s text:c="6"/></text:p>
      <text:p text:style-name="Standard"><text:soft-page-break/><text:s text:c="4"/>- Add employeeContext prop with employee data</text:p>
      <text:p text:style-name="Standard"><text:s text:c="4"/>- Add prePopulateFromEmployee flag</text:p>
      <text:p text:style-name="Standard"><text:s text:c="4"/>- Pre-populate name, email from employee data</text:p>
      <text:p text:style-name="Standard"><text:s text:c="4"/>- Show Employee ID field (read-only display)</text:p>
      <text:p text:style-name="Standard"><text:s text:c="4"/>- Auto-enable and pre-select employee linking</text:p>
      <text:p text:style-name="Standard"><text:s text:c="2"/>- Enhance employee data pre-population</text:p>
      <text:p text:style-name="Standard"><text:s text:c="4"/>- Extract business assignments from employee data</text:p>
      <text:p text:style-name="Standard"><text:s text:c="4"/>- Pre-populate business memberships from</text:p>
      <text:p text:style-name="Standard"><text:s text:c="2"/>employee.businessAssignments</text:p>
      <text:p text:style-name="Standard"><text:s text:c="4"/>- Set appropriate default permissions based on</text:p>
      <text:p text:style-name="Standard"><text:s text:c="2"/>employee's business roles</text:p>
      <text:p text:style-name="Standard"><text:s text:c="4"/>- Apply permission templates matching business types <text:s text:c="7"/></text:p>
      <text:p text:style-name="Standard"/>
      <text:p text:style-name="Standard"><text:s text:c="2"/>Phase 2: API Integration Enhancement</text:p>
      <text:p text:style-name="Standard"/>
      <text:p text:style-name="Standard"><text:s text:c="2"/>- Extend multi-business API for employee context</text:p>
      <text:p text:style-name="Standard"><text:s text:c="4"/>- Add linkedEmployeeId to UserCreationRequest interface <text:s text:c="4"/></text:p>
      <text:p text:style-name="Standard"><text:s text:c="4"/>- Enhance API to automatically link user to employee <text:s text:c="7"/></text:p>
      <text:p text:style-name="Standard"><text:s text:c="4"/>- Add employee verification (signed contract</text:p>
      <text:p text:style-name="Standard"><text:s text:c="2"/>requirement)</text:p>
      <text:p text:style-name="Standard"><text:s text:c="4"/>- Maintain existing business assignment logic</text:p>
      <text:p text:style-name="Standard"><text:s text:c="2"/>- Update employee-specific API</text:p>
      <text:p text:style-name="Standard"><text:s text:c="4"/>- Redirect to use enhanced multi-business API</text:p>
      <text:p text:style-name="Standard"><text:s text:c="4"/>- OR deprecate in favor of wizard approach</text:p>
      <text:p text:style-name="Standard"><text:s text:c="4"/>- Ensure backward compatibility</text:p>
      <text:p text:style-name="Standard"/>
      <text:p text:style-name="Standard"><text:s text:c="2"/>Phase 3: Employee Detail Page Integration</text:p>
      <text:p text:style-name="Standard"/>
      <text:p text:style-name="Standard"><text:s text:c="2"/>- Replace CreateUserModal with UserCreationWizard</text:p>
      <text:p text:style-name="Standard"><text:s text:c="4"/>- Update employee detail page imports</text:p>
      <text:p text:style-name="Standard"><text:s text:c="4"/>- Pass employee data to wizard</text:p>
      <text:p text:style-name="Standard"><text:s text:c="4"/>- Set wizard to "Create from Employee" mode</text:p>
      <text:p text:style-name="Standard"><text:s text:c="4"/>- Remove old CreateUserModal component</text:p>
      <text:p text:style-name="Standard"><text:s text:c="2"/>- Update employee detail page UI</text:p>
      <text:p text:style-name="Standard"><text:s text:c="4"/>- Update "Create User Account" button to launch wizard <text:s text:c="5"/></text:p>
      <text:p text:style-name="Standard"><text:s text:c="4"/>- Maintain existing eligibility checking logic</text:p>
      <text:p text:style-name="Standard"><text:s text:c="4"/>- Preserve signed contract validation</text:p>
      <text:p text:style-name="Standard"/>
      <text:p text:style-name="Standard"><text:s text:c="2"/>Phase 4: Testing &amp; Validation</text:p>
      <text:p text:style-name="Standard"/>
      <text:p text:style-name="Standard"><text:s text:c="2"/>- Test pre-population functionality</text:p>
      <text:p text:style-name="Standard"><text:s text:c="4"/>- Verify employee data pre-fills correctly</text:p>
      <text:p text:style-name="Standard"><text:s text:c="4"/>- Test business assignment inheritance</text:p>
      <text:p text:style-name="Standard"><text:s text:c="4"/>- Validate permission template application</text:p>
      <text:p text:style-name="Standard"><text:s text:c="2"/>- Test user creation flow</text:p>
      <text:p text:style-name="Standard"><text:s text:c="4"/>- Test wizard completion creates linked user</text:p>
      <text:p text:style-name="Standard"><text:s text:c="4"/>- Verify business memberships are created</text:p>
      <text:p text:style-name="Standard"><text:s text:c="4"/>- Test permission inheritance works correctly</text:p>
      <text:p text:style-name="Standard"><text:s text:c="2"/>- Integration testing</text:p>
      <text:p text:style-name="Standard"><text:soft-page-break/><text:s text:c="4"/>- Test from admin users page (existing flow)</text:p>
      <text:p text:style-name="Standard"><text:s text:c="4"/>- Test from employee detail page (new flow)</text:p>
      <text:p text:style-name="Standard"><text:s text:c="4"/>- Ensure no regression in existing functionality</text:p>
      <text:p text:style-name="Standard"/>
      <text:p text:style-name="Standard"><text:s text:c="2"/>Phase 5: Cleanup</text:p>
      <text:p text:style-name="Standard"/>
      <text:p text:style-name="Standard"><text:s text:c="2"/>- Remove obsolete components</text:p>
      <text:p text:style-name="Standard"><text:s text:c="4"/>- Remove old CreateUserModal component</text:p>
      <text:p text:style-name="Standard"><text:s text:c="4"/>- Clean up unused employee-specific API (if deprecating) <text:s text:c="3"/></text:p>
      <text:p text:style-name="Standard"><text:s text:c="4"/>- Update any remaining references</text:p>
      <text:p text:style-name="Standard"/>
      <text:p text:style-name="Standard"><text:s text:c="2"/>---</text:p>
      <text:p text:style-name="Standard"><text:s text:c="2"/>🎯 IMPACT ANALYSIS</text:p>
      <text:p text:style-name="Standard"/>
      <text:p text:style-name="Standard"><text:s text:c="2"/>Benefits:</text:p>
      <text:p text:style-name="Standard"/>
      <text:p text:style-name="Standard"><text:s text:c="2"/>- ✅ No code duplication - Single sophisticated user</text:p>
      <text:p text:style-name="Standard"><text:s text:c="2"/>creation flow</text:p>
      <text:p text:style-name="Standard"><text:s text:c="2"/>- ✅ Enhanced functionality - Full business assignment and <text:s text:c="3"/></text:p>
      <text:p text:style-name="Standard"><text:s text:c="3"/>permission features for employee users</text:p>
      <text:p text:style-name="Standard"><text:s text:c="2"/>- ✅ Consistent UX - Same user creation experience</text:p>
      <text:p text:style-name="Standard"><text:s text:c="2"/>everywhere</text:p>
      <text:p text:style-name="Standard"><text:s text:c="2"/>- ✅ Better maintainability - Single component to maintain <text:s text:c="3"/></text:p>
      <text:p text:style-name="Standard"><text:s text:c="3"/>and enhance</text:p>
      <text:p text:style-name="Standard"><text:s text:c="2"/>- ✅ Advanced features - Permission templates, business <text:s text:c="6"/></text:p>
      <text:p text:style-name="Standard"><text:s text:c="2"/>assignments, etc.</text:p>
      <text:p text:style-name="Standard"/>
      <text:p text:style-name="Standard"><text:s text:c="2"/>Risk Mitigation:</text:p>
      <text:p text:style-name="Standard"/>
      <text:p text:style-name="Standard"><text:s text:c="2"/>- ✅ No breaking changes - Existing admin user creation <text:s text:c="6"/></text:p>
      <text:p text:style-name="Standard"><text:s text:c="2"/>continues working</text:p>
      <text:p text:style-name="Standard"><text:s text:c="2"/>- ✅ Incremental approach - Phase-by-phase implementation <text:s text:c="4"/></text:p>
      <text:p text:style-name="Standard"><text:s text:c="2"/>- ✅ Backward compatibility - Existing APIs remain</text:p>
      <text:p text:style-name="Standard"><text:s text:c="2"/>functional during transition</text:p>
      <text:p text:style-name="Standard"><text:s text:c="2"/>- ✅ Thorough testing - Each phase includes validation <text:s text:c="7"/></text:p>
      <text:p text:style-name="Standard"><text:s text:c="2"/>steps</text:p>
      <text:p text:style-name="Standard"/>
      <text:p text:style-name="Standard"><text:s text:c="2"/>Files Modified:</text:p>
      <text:p text:style-name="Standard"/>
      <text:p text:style-name="Standard"><text:s text:c="2"/>- src/components/user-management/user-creation-wizard.tsx <text:s text:c="4"/></text:p>
      <text:p text:style-name="Standard"><text:s text:c="2"/>(enhance)</text:p>
      <text:p text:style-name="Standard"><text:s text:c="2"/>- src/app/api/admin/users/create-multi-business/route.ts <text:s text:c="5"/></text:p>
      <text:p text:style-name="Standard"><text:s text:c="2"/>(enhance)</text:p>
      <text:p text:style-name="Standard"><text:s text:c="2"/>- src/app/employees/[id]/page.tsx (update imports)</text:p>
      <text:p text:style-name="Standard"><text:s text:c="2"/>- src/components/employees/create-user-modal.tsx</text:p>
      <text:p text:style-name="Standard"><text:s text:c="2"/>(remove/replace)</text:p>
      <text:p text:style-name="Standard"/>
      <text:p text:style-name="Standard"><text:s text:c="2"/>---</text:p>
      <text:p text:style-name="Standard"><text:s text:c="2"/>🚀 IMPLEMENTATION APPROACH</text:p>
      <text:p text:style-name="Standard"><text:soft-page-break/></text:p>
      <text:p text:style-name="Standard"><text:s text:c="2"/>1. Non-breaking enhancement - Add new features without <text:s text:c="7"/></text:p>
      <text:p text:style-name="Standard"><text:s text:c="2"/>breaking existing functionality</text:p>
      <text:p text:style-name="Standard"><text:s text:c="2"/>2. Gradual migration - Replace simple modal with enhanced <text:s text:c="4"/></text:p>
      <text:p text:style-name="Standard"><text:s text:c="2"/>wizard</text:p>
      <text:p text:style-name="Standard"><text:s text:c="2"/>3. Leverage existing infrastructure - Maximum code reuse <text:s text:c="5"/></text:p>
      <text:p text:style-name="Standard"><text:s text:c="2"/>4. Maintain existing APIs - Ensure backward compatibility <text:s text:c="4"/></text:p>
      <text:p text:style-name="Standard"/>
      <text:p text:style-name="Standard"><text:s text:c="2"/>---</text:p>
      <text:p text:style-name="Standard"><text:s text:c="2"/>📋 APPROVAL REQUEST:</text:p>
      <text:p text:style-name="Standard"/>
      <text:p text:style-name="Standard"><text:s text:c="2"/>This approach leverages the existing sophisticated</text:p>
      <text:p text:style-name="Standard"><text:s text:c="2"/>UserCreationWizard instead of maintaining duplicate user <text:s text:c="5"/></text:p>
      <text:p text:style-name="Standard"><text:s text:c="2"/>creation logic. The wizard already supports employee</text:p>
      <text:p text:style-name="Standard"><text:s text:c="2"/>linking and has advanced business assignment features that <text:s text:c="3"/></text:p>
      <text:p text:style-name="Standard"><text:s text:c="3"/>the simple modal lacks.</text:p>
      <text:p text:style-name="Standard"/>
      <text:p text:style-name="Standard"><text:s text:c="2"/>Do you approve this approach and task breakdown? Once</text:p>
      <text:p text:style-name="Standard"><text:s text:c="2"/>approved, I'll begin with Phase 1 implementation.</text:p>
      <text:p text:style-name="Standard"/>
      <text:p text:style-name="Standard">✻ Thinking…</text:p>
      <text:p text:style-name="Standard"/>
      <text:p text:style-name="Standard"><text:s text:c="2"/>Perfect! I've completed a comprehensive analysis and created a</text:p>
      <text:p text:style-name="Standard"><text:s text:c="3"/>detailed task breakdown. The key insights are:</text:p>
      <text:p text:style-name="Standard"/>
      <text:p text:style-name="Standard"><text:s text:c="2"/>1. Existing Infrastructure is Sophisticated: The </text:p>
      <text:p text:style-name="Standard"><text:s text:c="2"/>UserCreationWizard already has everything we need including </text:p>
      <text:p text:style-name="Standard"><text:s text:c="2"/>employee linking, business assignments, and permission </text:p>
      <text:p text:style-name="Standard"><text:s text:c="2"/>templates.</text:p>
      <text:p text:style-name="Standard"><text:s text:c="2"/>2. No Need for Duplication: Instead of building new </text:p>
      <text:p text:style-name="Standard"><text:s text:c="2"/>functionality, we should extend the existing wizard with </text:p>
      <text:p text:style-name="Standard"><text:s text:c="2"/>employee pre-population features.</text:p>
      <text:p text:style-name="Standard"><text:s text:c="2"/>3. Smart Integration Plan: The approach leverages existing <text:s text:c="3"/></text:p>
      <text:p text:style-name="Standard"><text:s text:c="2"/>code while adding the specific employee context features <text:s text:c="5"/></text:p>
      <text:p text:style-name="Standard"><text:s text:c="2"/>requested.</text:p>
      <text:p text:style-name="Standard"><text:s text:c="2"/>4. Risk-Mitigation: The phased approach ensures no breaking <text:s text:c="2"/></text:p>
      <text:p text:style-name="Standard"><text:s text:c="2"/>changes to existing functionality.</text:p>
      <text:p text:style-name="Standard"/>
      <text:p text:style-name="Standard"><text:s text:c="2"/>Now I'm waiting for the user's approval to proceed with <text:s text:c="6"/></text:p>
      <text:p text:style-name="Standard"><text:s text:c="2"/>implementation. The task breakdown is detailed and actionable,</text:p>
      <text:p text:style-name="Standard"><text:s text:c="3"/>showing exactly what needs to be done in each phase.</text:p>
      <text:p text:style-name="Standard"/>
      <text:p text:style-name="Standard">● The detailed task breakdown is now complete! This approach</text:p>
      <text:p text:style-name="Standard"><text:s text:c="3"/>will give you a much more powerful user creation</text:p>
      <text:p text:style-name="Standard"><text:s text:c="2"/>experience for employees while avoiding code duplication</text:p>
      <text:p text:style-name="Standard"><text:s text:c="2"/>and leveraging the existing sophisticated infrastructure.</text:p>
      <text:p text:style-name="Standard"/>
      <text:p text:style-name="Standard"><text:s text:c="2"/>Key advantages of this approach:</text:p>
      <text:p text:style-name="Standard"><text:s text:c="2"/>- Reuses existing advanced features (permission templates,</text:p>
      <text:p text:style-name="Standard"><text:soft-page-break/><text:s text:c="3"/>business assignments)</text:p>
      <text:p text:style-name="Standard"><text:s text:c="2"/>- No code duplication</text:p>
      <text:p text:style-name="Standard"><text:s text:c="2"/>- Employee data pre-population as requested</text:p>
      <text:p text:style-name="Standard"><text:s text:c="2"/>- Shows Employee ID as requested</text:p>
      <text:p text:style-name="Standard"><text:s text:c="2"/>- Maintains all existing functionality</text:p>
      <text:p text:style-name="Standard"><text:s text:c="2"/>- Professional multi-step wizard experience</text:p>
      <text:p text:style-name="Standard"/>
      <text:p text:style-name="Standard"><text:s text:c="2"/>Please review the task breakdown and let me know if you <text:s text:c="6"/></text:p>
      <text:p text:style-name="Standard"><text:s text:c="2"/>approve this approach. Once approved, I'll begin with</text:p>
      <text:p text:style-name="Standard"><text:s text:c="2"/>Phase 1 implementation!</text:p>
      <text:p text:style-name="Standard"/>
      <text:p text:style-name="Standard"><text:s text:c="2"/>Todos</text:p>
      <text:p text:style-name="Standard"><text:s text:c="2"/>☒ Analyze existing user creation infrastructure</text:p>
      <text:p text:style-name="Standard"><text:s text:c="2"/>☒ Design integration plan without code duplication</text:p>
      <text:p text:style-name="Standard"><text:s text:c="2"/>☒ Create detailed task breakdown for approval</text:p>
      <text:p text:style-name="Standard"><text:s text:c="2"/>☐ Await user approval for task breakdown</text:p>
      <text:p text:style-name="P1">● Excellent! The debug logging is now in place. This will</text:p>
      <text:p text:style-name="Standard"><text:s text:c="2"/>help us track exactly what's happening when you submit the</text:p>
      <text:p text:style-name="Standard"><text:s text:c="3"/>form.</text:p>
      <text:p text:style-name="Standard"/>
      <text:p text:style-name="Standard">● Perfect! Now when you test the CreateUserModal, you'll see</text:p>
      <text:p text:style-name="Standard"><text:s text:c="3"/>detailed debug information in the browser console.</text:p>
      <text:p text:style-name="Standard"/>
      <text:p text:style-name="Standard"><text:s text:c="2"/>Next Steps for Testing:</text:p>
      <text:p text:style-name="Standard"/>
      <text:p text:style-name="Standard"><text:s text:c="2"/>1. Open Browser Developer Tools (F12)</text:p>
      <text:p text:style-name="Standard"><text:s text:c="2"/>2. Go to the Console tab</text:p>
      <text:p text:style-name="Standard"><text:s text:c="2"/>3. Try creating a user account for an employee with a</text:p>
      <text:p text:style-name="Standard"><text:s text:c="2"/>signed contract</text:p>
      <text:p text:style-name="Standard"><text:s text:c="2"/>4. Check the console logs - you should see:</text:p>
      <text:p text:style-name="Standard"><text:s text:c="4"/>- 🚨 DEBUG: CreateUserModal API Call</text:p>
      <text:p text:style-name="Standard"><text:s text:c="4"/>- The Employee ID and Name</text:p>
      <text:p text:style-name="Standard"><text:s text:c="4"/>- The exact API URL being called</text:p>
      <text:p text:style-name="Standard"><text:s text:c="4"/>- The request body being sent</text:p>
      <text:p text:style-name="Standard"/>
      <text:p text:style-name="Standard"><text:s text:c="2"/>This will help us identify:</text:p>
      <text:p text:style-name="Standard"><text:s text:c="2"/>- If the correct API is being called</text:p>
      <text:p text:style-name="Standard"><text:s text:c="2"/>(/api/employees/[ID]/create-user)</text:p>
      <text:p text:style-name="Standard"><text:s text:c="2"/>- If the employee ID is correct</text:p>
      <text:p text:style-name="Standard"><text:s text:c="2"/>- What data is being sent</text:p>
      <text:p text:style-name="Standard"/>
      <text:p text:style-name="Standard"><text:s text:c="2"/>Before you test, please:</text:p>
      <text:p text:style-name="Standard"><text:s text:c="2"/>- Make sure you're testing with an employee that has a <text:s text:c="7"/></text:p>
      <text:p text:style-name="Standard"><text:s text:c="2"/>signed active contract (like Mary)</text:p>
      <text:p text:style-name="Standard"><text:s text:c="2"/>- Delete the "Test Employee Salary" that was incorrectly <text:s text:c="5"/></text:p>
      <text:p text:style-name="Standard"><text:s text:c="2"/>created earlier</text:p>
      <text:p text:style-name="Standard"><text:s text:c="2"/>- Have the console open to capture the debug logs</text:p>
      <text:p text:style-name="Standard"/>
      <text:p text:style-name="Standard"><text:s text:c="2"/>Once you run the test and see the console output, we'll <text:s text:c="6"/></text:p>
      <text:p text:style-name="Standard"><text:s text:c="2"/>know exactly what's happening and can fix the root cause <text:s text:c="5"/></text:p>
      <text:p text:style-name="Standard"><text:s text:c="2"/>of this critical bug.</text:p>
      <text:p text:style-name="Standard"/>
      <text:p text:style-name="Standard"><text:s text:c="2"/>Are you ready to test this with the debug logging enabled? <text:s text:c="3"/></text:p>
      <text:p text:style-name="Standard"/>
      <text:p text:style-name="Standard">&gt; let me hit create user to see what happens</text:p>
      <text:p text:style-name="Standard"/>
      <text:p text:style-name="Standard">● Perfect! Go ahead and test it. Make sure you have the</text:p>
      <text:p text:style-name="Standard"><text:s text:c="2"/>browser developer tools open (F12) and the Console tab</text:p>
      <text:p text:style-name="Standard"><text:s text:c="2"/>visible so we can see the debug logs.</text:p>
      <text:p text:style-name="Standard"/>
      <text:p text:style-name="Standard"><text:s text:c="2"/>When you click "Create User Account" and then submit the</text:p>
      <text:p text:style-name="Standard"><text:s text:c="2"/>form, watch for the debug output that should show:</text:p>
      <text:p text:style-name="Standard"/>
      <text:p text:style-name="Standard"><text:s text:c="2"/>🚨 DEBUG: CreateUserModal API Call</text:p>
      <text:p text:style-name="Standard"><text:s text:c="2"/>Employee ID: [some-id]</text:p>
      <text:p text:style-name="Standard"><text:soft-page-break/><text:s text:c="2"/>Employee Name: [employee-name]</text:p>
      <text:p text:style-name="Standard"><text:s text:c="2"/>API URL: /api/employees/[some-id]/create-user</text:p>
      <text:p text:style-name="Standard"><text:s text:c="2"/>Request Body: { email: "...", password: null, role:</text:p>
      <text:p text:style-name="Standard"><text:s text:c="2"/>"user", sendInvite: true }</text:p>
      <text:p text:style-name="Standard"/>
      <text:p text:style-name="Standard"><text:s text:c="2"/>This will tell us exactly what's happening and help us</text:p>
      <text:p text:style-name="Standard"><text:s text:c="2"/>identify if:</text:p>
      <text:p text:style-name="Standard"><text:s text:c="2"/>1. The correct API is being called</text:p>
      <text:p text:style-name="Standard"><text:s text:c="2"/>2. The employee ID is correct</text:p>
      <text:p text:style-name="Standard"><text:s text:c="2"/>3. There's some other issue causing the unexpected</text:p>
      <text:p text:style-name="Standard"><text:s text:c="2"/>employee creation</text:p>
      <text:p text:style-name="Standard"/>
      <text:p text:style-name="Standard"><text:s text:c="2"/>Go ahead and test it - I'm ready to analyze the debug</text:p>
      <text:p text:style-name="Standard"><text:s text:c="2"/>output!</text:p>
      <text:p text:style-name="Standard"/>
      <text:p text:style-name="Standard"><text:s text:c="2"/>Todos</text:p>
      <text:p text:style-name="Standard"><text:s text:c="2"/>☒ CRITICAL: CreateUserModal is creating employees instead of <text:s/></text:p>
      <text:p text:style-name="Standard"><text:s text:c="4"/>users</text:p>
      <text:p text:style-name="Standard"><text:s text:c="2"/>☒ Added debug logging to track API calls</text:p>
      <text:p text:style-name="Standard"><text:s text:c="2"/>☐ Test with debug logging to identify root cause</text:p>
      <text:p text:style-name="Standard"><text:s text:c="2"/>☐ Fix identified bug</text:p>
      <text:p text:style-name="Standard"><text:s text:c="2"/>☐ Remove debug logging and finalize fi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21:11:30.628000000</meta:creation-date>
    <dc:date>2025-09-18T11:38:39.983000000</dc:date>
    <meta:editing-duration>PT14H27M9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2" meta:paragraph-count="415" meta:word-count="2420" meta:character-count="17687" meta:non-whitespace-character-count="14457"/>
  </office:meta>
</office:document-meta>
</file>